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1.906cm" style:rel-column-width="41065*"/>
    </style:style>
    <style:style style:name="Tableau1.B" style:family="table-column">
      <style:table-column-properties style:column-width="7.094cm" style:rel-column-width="24470*"/>
    </style:style>
    <style:style style:name="Tableau1.A1" style:family="table-cell">
      <style:table-cell-properties fo:padding="0cm" fo:border="none"/>
    </style:style>
    <style:style style:name="Tableau10" style:family="table">
      <style:table-properties style:width="2.408cm" table:align="left"/>
    </style:style>
    <style:style style:name="Tableau10.A" style:family="table-column">
      <style:table-column-properties style:column-width="1.191cm"/>
    </style:style>
    <style:style style:name="Tableau10.B" style:family="table-column">
      <style:table-column-properties style:column-width="1.217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1pt solid #000000" fo:border-right="none" fo:border-top="none" fo:border-bottom="1pt solid #000000"/>
    </style:style>
    <style:style style:name="Tableau10.B2" style:family="table-cell">
      <style:table-cell-properties fo:padding="0.097cm" fo:border-left="1pt solid #000000" fo:border-right="none" fo:border-top="none" fo:border-bottom="none"/>
    </style:style>
    <style:style style:name="Tableau10" style:family="table">
      <style:table-properties style:width="2.408cm" table:align="left"/>
    </style:style>
    <style:style style:name="Tableau10.A" style:family="table-column">
      <style:table-column-properties style:column-width="1.191cm"/>
    </style:style>
    <style:style style:name="Tableau10.B" style:family="table-column">
      <style:table-column-properties style:column-width="1.217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1pt solid #000000" fo:border-right="none" fo:border-top="none" fo:border-bottom="1pt solid #000000"/>
    </style:style>
    <style:style style:name="Tableau10.B2" style:family="table-cell">
      <style:table-cell-properties fo:padding="0.097cm" fo:border-left="1pt solid #000000" fo:border-right="none" fo:border-top="none" fo:border-bottom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.9cm" style:rel-column-width="6552*"/>
    </style:style>
    <style:style style:name="Tableau2.E" style:family="table-column">
      <style:table-column-properties style:column-width="1.901cm" style:rel-column-width="6558*"/>
    </style:style>
    <style:style style:name="Tableau2.J" style:family="table-column">
      <style:table-column-properties style:column-width="1.901cm" style:rel-column-width="6561*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J1" style:family="table-cell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J2" style:family="table-cell">
      <style:table-cell-properties fo:padding="0.097cm" fo:border-left="1pt solid #000000" fo:border-right="1pt solid #000000" fo:border-top="none" fo:border-bottom="1pt solid #000000"/>
    </style:style>
    <style:style style:name="Tableau3" style:family="table">
      <style:table-properties style:width="3.3cm" fo:margin-left="5.001cm" table:align="left"/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1.6cm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75pt solid #000000" fo:border-right="none" fo:border-top="none" fo:border-bottom="none"/>
    </style:style>
    <style:style style:name="P1" style:family="paragraph" style:parent-style-name="Standard">
      <style:text-properties officeooo:rsid="00ae8b05" officeooo:paragraph-rsid="00ae8b05"/>
    </style:style>
    <style:style style:name="P2" style:family="paragraph" style:parent-style-name="Standard">
      <style:paragraph-properties fo:line-height="150%"/>
      <style:text-properties officeooo:rsid="00ae8b05" officeooo:paragraph-rsid="00ae8b05"/>
    </style:style>
    <style:style style:name="P3" style:family="paragraph" style:parent-style-name="Table_20_Contents">
      <style:paragraph-properties fo:text-align="center" style:justify-single-word="false"/>
      <style:text-properties officeooo:rsid="00ae8b05" officeooo:paragraph-rsid="00ae8b05"/>
    </style:style>
    <style:style style:name="P4" style:family="paragraph" style:parent-style-name="Standard">
      <style:text-properties officeooo:paragraph-rsid="00ae8b05"/>
    </style:style>
    <style:style style:name="P5" style:family="paragraph" style:parent-style-name="Standard">
      <style:text-properties fo:font-weight="bold" officeooo:rsid="00b6f19b" officeooo:paragraph-rsid="00b6f19b" style:font-weight-asian="bold" style:font-weight-complex="bold"/>
    </style:style>
    <style:style style:name="P6" style:family="paragraph" style:parent-style-name="Standard">
      <style:text-properties fo:font-weight="bold" officeooo:rsid="00b7c6b2" officeooo:paragraph-rsid="00b7c6b2" style:font-weight-asian="bold" style:font-weight-complex="bold"/>
    </style:style>
    <style:style style:name="P7" style:family="paragraph" style:parent-style-name="Standard">
      <style:text-properties fo:font-weight="bold" officeooo:paragraph-rsid="00c6b9df" style:font-weight-asian="bold" style:font-weight-complex="bold"/>
    </style:style>
    <style:style style:name="P8" style:family="paragraph" style:parent-style-name="Standard">
      <style:text-properties officeooo:rsid="00b1a628" officeooo:paragraph-rsid="00b1a628"/>
    </style:style>
    <style:style style:name="P9" style:family="paragraph" style:parent-style-name="Standard">
      <style:paragraph-properties fo:line-height="150%"/>
      <style:text-properties officeooo:rsid="00b1a628" officeooo:paragraph-rsid="00b1a628"/>
    </style:style>
    <style:style style:name="P10" style:family="paragraph" style:parent-style-name="Standard">
      <style:text-properties officeooo:rsid="00b1a628" officeooo:paragraph-rsid="00bf9245"/>
    </style:style>
    <style:style style:name="P11" style:family="paragraph" style:parent-style-name="Standard">
      <style:paragraph-properties fo:line-height="150%"/>
      <style:text-properties officeooo:paragraph-rsid="00ae8b05"/>
    </style:style>
    <style:style style:name="P12" style:family="paragraph" style:parent-style-name="Standard">
      <style:paragraph-properties fo:line-height="150%"/>
      <style:text-properties officeooo:paragraph-rsid="00b919ef"/>
    </style:style>
    <style:style style:name="P13" style:family="paragraph" style:parent-style-name="Standard">
      <style:paragraph-properties fo:line-height="150%"/>
      <style:text-properties officeooo:paragraph-rsid="00bb384f"/>
    </style:style>
    <style:style style:name="P14" style:family="paragraph" style:parent-style-name="Standard">
      <style:paragraph-properties fo:line-height="150%"/>
      <style:text-properties officeooo:paragraph-rsid="00bd0a42"/>
    </style:style>
    <style:style style:name="P15" style:family="paragraph" style:parent-style-name="Standard">
      <style:paragraph-properties fo:line-height="150%"/>
      <style:text-properties officeooo:paragraph-rsid="00c6246a"/>
    </style:style>
    <style:style style:name="P16" style:family="paragraph" style:parent-style-name="Standard">
      <style:paragraph-properties fo:line-height="150%"/>
      <style:text-properties officeooo:paragraph-rsid="00c6b9df"/>
    </style:style>
    <style:style style:name="P17" style:family="paragraph" style:parent-style-name="Standard">
      <style:paragraph-properties fo:line-height="150%" fo:break-before="page"/>
      <style:text-properties officeooo:paragraph-rsid="00c6b9df"/>
    </style:style>
    <style:style style:name="P18" style:family="paragraph" style:parent-style-name="Standard">
      <style:text-properties officeooo:rsid="00b35330" officeooo:paragraph-rsid="00b35330"/>
    </style:style>
    <style:style style:name="P19" style:family="paragraph" style:parent-style-name="Standard">
      <style:paragraph-properties fo:line-height="150%"/>
      <style:text-properties officeooo:rsid="00b35330" officeooo:paragraph-rsid="00b473a9"/>
    </style:style>
    <style:style style:name="P20" style:family="paragraph" style:parent-style-name="Standard">
      <style:text-properties officeooo:paragraph-rsid="00b35330"/>
    </style:style>
    <style:style style:name="P21" style:family="paragraph" style:parent-style-name="Standard">
      <style:text-properties officeooo:rsid="00b473a9" officeooo:paragraph-rsid="00b473a9"/>
    </style:style>
    <style:style style:name="P22" style:family="paragraph" style:parent-style-name="Standard">
      <style:text-properties officeooo:rsid="00b59b9e" officeooo:paragraph-rsid="00b59b9e"/>
    </style:style>
    <style:style style:name="P23" style:family="paragraph" style:parent-style-name="Standard">
      <style:text-properties officeooo:rsid="00b7c6b2" officeooo:paragraph-rsid="00b7c6b2"/>
    </style:style>
    <style:style style:name="P24" style:family="paragraph" style:parent-style-name="Table_20_Contents">
      <style:paragraph-properties fo:text-align="center" style:justify-single-word="false"/>
      <style:text-properties officeooo:rsid="00b7c6b2" officeooo:paragraph-rsid="00b7c6b2"/>
    </style:style>
    <style:style style:name="P25" style:family="paragraph" style:parent-style-name="Standard">
      <style:text-properties officeooo:paragraph-rsid="00b7c6b2"/>
    </style:style>
    <style:style style:name="P26" style:family="paragraph" style:parent-style-name="Standard">
      <style:paragraph-properties fo:line-height="150%"/>
      <style:text-properties officeooo:rsid="00b919ef" officeooo:paragraph-rsid="00b919ef"/>
    </style:style>
    <style:style style:name="P27" style:family="paragraph" style:parent-style-name="Standard">
      <style:text-properties officeooo:paragraph-rsid="00b919ef"/>
    </style:style>
    <style:style style:name="P28" style:family="paragraph" style:parent-style-name="Table_20_Contents">
      <style:paragraph-properties fo:text-align="center" style:justify-single-word="false"/>
      <style:text-properties officeooo:paragraph-rsid="00ae8b05"/>
    </style:style>
    <style:style style:name="P29" style:family="paragraph" style:parent-style-name="tfCours">
      <style:paragraph-properties fo:text-align="center" style:justify-single-word="false"/>
    </style:style>
    <style:style style:name="P30" style:family="paragraph" style:parent-style-name="Standard">
      <style:paragraph-properties fo:line-height="150%"/>
      <style:text-properties officeooo:rsid="00bf9245" officeooo:paragraph-rsid="00bf9245"/>
    </style:style>
    <style:style style:name="P31" style:family="paragraph" style:parent-style-name="tfCours">
      <style:text-properties officeooo:paragraph-rsid="00c3df19"/>
    </style:style>
    <style:style style:name="P32" style:family="paragraph" style:parent-style-name="Standard">
      <style:paragraph-properties fo:line-height="150%"/>
      <style:text-properties officeooo:rsid="00c563a3" officeooo:paragraph-rsid="00c563a3"/>
    </style:style>
    <style:style style:name="P33" style:family="paragraph" style:parent-style-name="Table_20_Contents">
      <style:paragraph-properties fo:text-align="center" style:justify-single-word="false"/>
      <style:text-properties officeooo:rsid="00c563a3" officeooo:paragraph-rsid="00c563a3"/>
    </style:style>
    <style:style style:name="P34" style:family="paragraph" style:parent-style-name="Standard">
      <style:text-properties officeooo:paragraph-rsid="00c6b9df"/>
    </style:style>
    <style:style style:name="P3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29ba73" style:font-size-asian="20pt" style:font-weight-asian="bold" style:font-size-complex="2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c73cc4" officeooo:paragraph-rsid="00c73cc4"/>
    </style:style>
    <style:style style:name="P37" style:family="paragraph" style:parent-style-name="Standard" style:list-style-name="tfPuce">
      <style:paragraph-properties fo:line-height="150%"/>
      <style:text-properties officeooo:rsid="00b6f19b" officeooo:paragraph-rsid="00b6f19b"/>
    </style:style>
    <style:style style:name="P38" style:family="paragraph" style:parent-style-name="Standard" style:list-style-name="tfPuce">
      <style:paragraph-properties fo:line-height="200%"/>
      <style:text-properties officeooo:rsid="00b6f19b" officeooo:paragraph-rsid="00b6f19b"/>
    </style:style>
    <style:style style:name="P39" style:family="paragraph" style:parent-style-name="Standard">
      <style:paragraph-properties fo:line-height="150%"/>
      <style:text-properties officeooo:paragraph-rsid="00bd0a42"/>
    </style:style>
    <style:style style:name="P40" style:family="paragraph" style:parent-style-name="Standard" style:list-style-name="tfPuce">
      <style:text-properties officeooo:rsid="00b7c6b2" officeooo:paragraph-rsid="00b7c6b2"/>
    </style:style>
    <style:style style:name="P41" style:family="paragraph" style:parent-style-name="Standard">
      <style:paragraph-properties fo:line-height="150%"/>
      <style:text-properties fo:font-size="18pt" officeooo:rsid="00bfad57" officeooo:paragraph-rsid="00c6b9df"/>
    </style:style>
    <style:style style:name="P42" style:family="paragraph" style:parent-style-name="Standard">
      <style:paragraph-properties fo:line-height="150%"/>
      <style:text-properties fo:font-size="18pt" officeooo:rsid="00bfad57" officeooo:paragraph-rsid="00bd9360"/>
    </style:style>
    <style:style style:name="P43" style:family="paragraph" style:parent-style-name="Standard">
      <style:paragraph-properties fo:line-height="150%"/>
      <style:text-properties fo:font-weight="normal" officeooo:rsid="00bfad57" officeooo:paragraph-rsid="00c6b9df" style:font-weight-asian="normal" style:font-weight-complex="normal"/>
    </style:style>
    <style:style style:name="P44" style:family="paragraph" style:parent-style-name="Standard">
      <style:paragraph-properties fo:line-height="150%"/>
      <style:text-properties fo:font-weight="bold" officeooo:rsid="00bfad57" officeooo:paragraph-rsid="00c6b9df" style:font-weight-asian="bold" style:font-weight-complex="bold"/>
    </style:style>
    <style:style style:name="P45" style:family="paragraph" style:parent-style-name="Standard">
      <style:paragraph-properties fo:line-height="200%"/>
      <style:text-properties officeooo:rsid="00ae8b05" officeooo:paragraph-rsid="00ae8b05"/>
    </style:style>
    <style:style style:name="P46" style:family="paragraph" style:parent-style-name="Standard">
      <style:paragraph-properties fo:line-height="200%"/>
      <style:text-properties officeooo:rsid="00b35330" officeooo:paragraph-rsid="00b35330"/>
    </style:style>
    <style:style style:name="P47" style:family="paragraph" style:parent-style-name="Standard">
      <style:paragraph-properties fo:line-height="200%"/>
      <style:text-properties officeooo:rsid="00b35330" officeooo:paragraph-rsid="00b473a9"/>
    </style:style>
    <style:style style:name="P48" style:family="paragraph" style:parent-style-name="Standard">
      <style:paragraph-properties fo:line-height="200%"/>
      <style:text-properties officeooo:rsid="00b35330" officeooo:paragraph-rsid="00c8451b"/>
    </style:style>
    <style:style style:name="P49" style:family="paragraph" style:parent-style-name="Standard">
      <style:text-properties officeooo:paragraph-rsid="00b35330"/>
    </style:style>
    <style:style style:name="P50" style:family="paragraph" style:parent-style-name="Standard" style:list-style-name="tfPuce">
      <style:paragraph-properties fo:line-height="200%"/>
      <style:text-properties officeooo:paragraph-rsid="00b6f19b"/>
    </style:style>
    <style:style style:name="P51" style:family="paragraph" style:parent-style-name="tfCours" style:list-style-name="tfPuce"/>
    <style:style style:name="P52" style:family="paragraph" style:parent-style-name="tfCours" style:list-style-name="tfPuce">
      <style:text-properties officeooo:paragraph-rsid="00c3df19"/>
    </style:style>
    <style:style style:name="P53" style:family="paragraph" style:parent-style-name="tfTitre_20_1_29_">
      <style:paragraph-properties fo:break-before="page"/>
    </style:style>
    <style:style style:name="P54" style:family="paragraph" style:parent-style-name="tfTitre_20_I_29_">
      <style:text-properties fo:text-transform="uppercase" style:font-name="Arial1" fo:font-size="22pt" fo:font-style="italic" fo:font-weight="bold" officeooo:rsid="00ad5dd9" officeooo:paragraph-rsid="00ad5dd9" style:font-size-asian="20pt" style:font-weight-asian="bold" style:font-size-complex="20pt" style:font-weight-complex="bold"/>
    </style:style>
    <style:style style:name="P55" style:family="paragraph" style:parent-style-name="tfTitre_20_I_29_">
      <style:paragraph-properties fo:break-before="page"/>
    </style:style>
    <style:style style:name="P56" style:family="paragraph">
      <style:paragraph-properties fo:text-align="center" style:writing-mode="lr-tb"/>
    </style:style>
    <style:style style:name="P5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8pt" officeooo:rsid="00b1a628"/>
    </style:style>
    <style:style style:name="T2" style:family="text">
      <style:text-properties fo:font-size="18pt" officeooo:rsid="00b473a9"/>
    </style:style>
    <style:style style:name="T3" style:family="text">
      <style:text-properties fo:font-size="18pt" officeooo:rsid="00b6f19b"/>
    </style:style>
    <style:style style:name="T4" style:family="text">
      <style:text-properties fo:font-size="18pt" officeooo:rsid="00b7c6b2"/>
    </style:style>
    <style:style style:name="T5" style:family="text">
      <style:text-properties fo:font-size="18pt" officeooo:rsid="00b919ef"/>
    </style:style>
    <style:style style:name="T6" style:family="text">
      <style:text-properties fo:font-size="18pt" officeooo:rsid="00bf9245" fo:background-color="transparent" loext:char-shading-value="0"/>
    </style:style>
    <style:style style:name="T7" style:family="text">
      <style:text-properties fo:font-size="18pt" officeooo:rsid="00bfad57"/>
    </style:style>
    <style:style style:name="T8" style:family="text">
      <style:text-properties fo:font-size="18pt" officeooo:rsid="00c6b9df"/>
    </style:style>
    <style:style style:name="T9" style:family="text">
      <style:text-properties style:font-name="Times New Roman" officeooo:rsid="006855d6" style:font-name-asian="SimSun" style:font-name-complex="Mangal1"/>
    </style:style>
    <style:style style:name="T10" style:family="text">
      <style:text-properties fo:font-variant="normal" fo:text-transform="none" style:font-name="Arial" fo:font-size="19pt" fo:font-style="normal" fo:font-weight="bold" officeooo:rsid="00b919ef" style:font-size-asian="13pt" style:font-weight-asian="bold" style:font-size-complex="13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b35330" style:font-weight-asian="bold" style:font-weight-complex="bold"/>
    </style:style>
    <style:style style:name="T13" style:family="text">
      <style:text-properties fo:font-weight="bold" officeooo:rsid="00b919ef" style:font-weight-asian="bold" style:font-weight-complex="bold"/>
    </style:style>
    <style:style style:name="T14" style:family="text">
      <style:text-properties fo:font-weight="bold" officeooo:rsid="00bb384f" style:font-weight-asian="bold" style:font-weight-complex="bold"/>
    </style:style>
    <style:style style:name="T15" style:family="text">
      <style:text-properties fo:font-weight="bold" officeooo:rsid="00bd9360" style:font-weight-asian="bold" style:font-weight-complex="bold"/>
    </style:style>
    <style:style style:name="T16" style:family="text">
      <style:text-properties fo:font-weight="bold" officeooo:rsid="00bfad57" style:font-weight-asian="bold" style:font-weight-complex="bold"/>
    </style:style>
    <style:style style:name="T17" style:family="text">
      <style:text-properties fo:font-weight="bold" officeooo:rsid="00c6b9df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ae8b05" style:font-style-asian="italic" style:font-style-complex="italic"/>
    </style:style>
    <style:style style:name="T20" style:family="text">
      <style:text-properties officeooo:rsid="00ae8b05"/>
    </style:style>
    <style:style style:name="T21" style:family="text">
      <style:text-properties officeooo:rsid="00b1a628"/>
    </style:style>
    <style:style style:name="T22" style:family="text">
      <style:text-properties officeooo:rsid="00b1cb8d"/>
    </style:style>
    <style:style style:name="T23" style:family="text">
      <style:text-properties officeooo:rsid="00b35330"/>
    </style:style>
    <style:style style:name="T24" style:family="text">
      <style:text-properties officeooo:rsid="00b6f19b"/>
    </style:style>
    <style:style style:name="T25" style:family="text">
      <style:text-properties officeooo:rsid="00b7c6b2"/>
    </style:style>
    <style:style style:name="T26" style:family="text">
      <style:text-properties officeooo:rsid="00b919ef"/>
    </style:style>
    <style:style style:name="T27" style:family="text">
      <style:text-properties style:text-position="super 58%" officeooo:rsid="00b919ef"/>
    </style:style>
    <style:style style:name="T28" style:family="text">
      <style:text-properties officeooo:rsid="00bb384f"/>
    </style:style>
    <style:style style:name="T29" style:family="text">
      <style:text-properties officeooo:rsid="00bf9245"/>
    </style:style>
    <style:style style:name="T30" style:family="text">
      <style:text-properties officeooo:rsid="00bd0a42"/>
    </style:style>
    <style:style style:name="T31" style:family="text">
      <style:text-properties officeooo:rsid="00bd9360"/>
    </style:style>
    <style:style style:name="T32" style:family="text">
      <style:text-properties officeooo:rsid="00c563a3"/>
    </style:style>
    <style:style style:name="T33" style:family="text">
      <style:text-properties officeooo:rsid="00c6246a"/>
    </style:style>
    <style:style style:name="T34" style:family="text">
      <style:text-properties fo:font-weight="normal" officeooo:rsid="00bfad57" style:font-weight-asian="normal" style:font-weight-complex="normal"/>
    </style:style>
    <style:style style:name="T35" style:family="text">
      <style:text-properties officeooo:rsid="00c808b7"/>
    </style:style>
    <style:style style:name="T36" style:family="text">
      <style:text-properties officeooo:rsid="00c8451b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3cm" draw:marker-start="Arrow" draw:marker-start-width="0.3cm" draw:marker-start-center="true" draw:marker-end="" draw:marker-end-width="0.39cm" draw:fill="none" draw:textarea-horizontal-align="justify" draw:textarea-vertical-align="middle" draw:auto-grow-height="false" fo:min-height="1.466cm" fo:min-width="5.72cm" fo:padding-top="0.115cm" fo:padding-bottom="0.115cm" fo:padding-left="0.115cm" fo:padding-right="0.11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divisibilité et Nombres premiers</text:p>
      <text:p text:style-name="Standard"/>
      <text:list xml:id="list2697262046" text:style-name="tfNum_20_I_29_">
        <text:list-item>
          <text:p text:style-name="P54">Division euclidienne</text:p>
        </text:list-item>
      </text:list>
      <text:list xml:id="list3467115076" text:style-name="tfNum_20_1_29_">
        <text:list-item>
          <text:p text:style-name="tfTitre_20_1_29_">Définition :</text:p>
        </text:list-item>
      </text:list>
      <text:p text:style-name="tfCours">Effectuer l<text:span text:style-name="T6">a</text:span> division euclidienne (ou entière) de l’entier <text:span text:style-name="T18">a</text:span> par l’entier non nul <text:span text:style-name="T18">b</text:span>, c’est déterminer les entiers <text:span text:style-name="T18">q</text:span> et <text:span text:style-name="T18">r</text:span> vérifiant l’égalité :</text:p>
      <text:p text:style-name="P29"><text:span text:style-name="T19">a</text:span><text:span text:style-name="T20"> = </text:span><text:span text:style-name="T19">b</text:span><text:span text:style-name="T20"> </text:span><text:span text:style-name="T9">×</text:span> <text:span text:style-name="T19">q</text:span><text:span text:style-name="T20"> + </text:span><text:span text:style-name="T19">r</text:span><text:span text:style-name="T20"> <text:s text:c="2"/>avec <text:s text:c="2"/></text:span><text:span text:style-name="T19">r</text:span><text:span text:style-name="T20"> &lt; </text:span><text:span text:style-name="T19">b</text:span></text:p>
      <text:p text:style-name="P4"/>
      <text:list xml:id="list191146570311865" text:continue-numbering="true" text:style-name="tfNum_20_1_29_">
        <text:list-item>
          <text:p text:style-name="tfTitre_20_1_29_">Vocabulaire 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5"><text:span text:style-name="T18">a</text:span> s’appelle <text:span text:style-name="T29">le </text:span></text:p>
            <text:p text:style-name="P45"><text:span text:style-name="T18">b</text:span> s’appelle <text:span text:style-name="T29">le </text:span></text:p>
            <text:p text:style-name="P45"><text:span text:style-name="T18">q</text:span> s’appelle <text:span text:style-name="T29">le </text:span></text:p>
            <text:p text:style-name="P2"><text:span text:style-name="T18">r</text:span> s’appelle <text:span text:style-name="T29">le </text:span></text:p>
          </table:table-cell>
          <table:table-cell table:style-name="Tableau1.A1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">a</text:p>
                </table:table-cell>
                <table:table-cell table:style-name="Tableau10.B1" office:value-type="string">
                  <text:p text:style-name="P3">b</text:p>
                </table:table-cell>
              </table:table-row>
              <table:table-row>
                <table:table-cell table:style-name="Tableau10.A1" office:value-type="string">
                  <text:p text:style-name="P36">r</text:p>
                </table:table-cell>
                <table:table-cell table:style-name="Tableau10.B2" office:value-type="string">
                  <text:p text:style-name="P36">q</text:p>
                  <text:p text:style-name="P28"/>
                </table:table-cell>
              </table:table-row>
            </table:table>
            <text:p text:style-name="P4"/>
          </table:table-cell>
        </table:table-row>
      </table:table>
      <text:p text:style-name="P1"/>
      <text:p text:style-name="P1"/>
      <text:p text:style-name="P8"><text:span text:style-name="T11">Ex 1 :</text:span> Combien de boites de 36 macarons dois-je acheter pour pouvoir en donner 2 à <text:span text:style-name="T29">chacun de </text:span>mes 24<text:span text:style-name="T22">0</text:span> invités ?</text:p>
      <text:p text:style-name="P1"/>
      <text:p text:style-name="P11"><text:span text:style-name="T20">L</text:span><text:span text:style-name="T21">e nombre de macarons que je </text:span><text:span text:style-name="T1">veux offrir</text:span><text:span text:style-name="T21"> est :</text:span></text:p>
      <text:p text:style-name="P9">Divisons <text:s text:c="13"/>par <text:s text:c="13"/>: </text:p>
      <text:p text:style-name="P8"/>
      <text:p text:style-name="P8"/>
      <text:p text:style-name="P8"/>
      <text:p text:style-name="P8"/>
      <text:p text:style-name="P8"/>
      <text:p text:style-name="P8"><text:span text:style-name="T11">Ex 2 :</text:span> Soit l’égalité 165 = 18 × 8 + 21</text:p>
      <text:p text:style-name="P10">On partage ici 165 en 8 paquets de <text:s text:c="9"/>unités. Il reste alors <text:s text:c="9"/>unités.</text:p>
      <text:p text:style-name="P8">Peut-on proposer un partage plus astucieux ?</text:p>
      <text:p text:style-name="P8"/>
      <text:p text:style-name="P9">Oui, car ici, le reste <text:s text:c="9"/>est plus grand que le</text:p>
      <text:p text:style-name="P30">On écrira donc l’égalité :</text:p>
      <text:list xml:id="list191146624303866" text:continue-list="list2697262046" text:style-name="tfNum_20_I_29_">
        <text:list-item>
          <text:p text:style-name="P55">Multiples et diviseurs d’un nombre</text:p>
        </text:list-item>
      </text:list>
      <text:list xml:id="list191145164865876" text:continue-list="list191146570311865" text:style-name="tfNum_20_1_29_">
        <text:list-item text:start-value="1">
          <text:p text:style-name="tfTitre_20_1_29_">Définition :</text:p>
        </text:list-item>
      </text:list>
      <text:p text:style-name="tfCours">Si le reste de la division d’un entier <text:span text:style-name="T18">a</text:span> par un entier <text:span text:style-name="T18">b</text:span> est nul, on dit que :</text:p>
      <text:list xml:id="list3848742218" text:style-name="tfPuce">
        <text:list-item>
          <text:p text:style-name="P51"><text:span text:style-name="T18">a</text:span> est un « multiple » de <text:span text:style-name="T18">b</text:span></text:p>
        </text:list-item>
        <text:list-item>
          <text:p text:style-name="P51"><text:span text:style-name="T18">a</text:span> est « divisible » par <text:span text:style-name="T18">b</text:span></text:p>
        </text:list-item>
        <text:list-item>
          <text:p text:style-name="P51"><text:span text:style-name="T18">b</text:span> est un « diviseur » de <text:span text:style-name="T18">a</text:span></text:p>
        </text:list-item>
      </text:list>
      <text:p text:style-name="P18"/>
      <text:p text:style-name="P18"/>
      <text:p text:style-name="P46"><text:span text:style-name="T11">Ex 1 :</text:span> 408 = 12 × 34 + 0</text:p>
      <text:p text:style-name="P47"><text:span text:style-name="T21"><text:s text:c="10"/></text:span>est un multiple de</text:p>
      <text:p text:style-name="P48"><text:span text:style-name="T21"><text:s text:c="20"/></text:span><text:span text:style-name="T36">sont des</text:span> diviseur<text:span text:style-name="T36">s</text:span> de</text:p>
      <text:p text:style-name="P19"><text:span text:style-name="T21"><text:s text:c="10"/></text:span>est divisible par</text:p>
      <text:p text:style-name="P18"/>
      <text:p text:style-name="P18"/>
      <text:p text:style-name="P20"><text:span text:style-name="T12">Ex 2 :</text:span><text:span text:style-name="T23"> Donner tous les diviseurs de 1</text:span><text:span text:style-name="T2">2</text:span><text:span text:style-name="T23"> :</text:span></text:p>
      <text:p text:style-name="P20"/>
      <text:p text:style-name="P20"/>
      <text:p text:style-name="P20"/>
      <text:p text:style-name="P20"/>
      <text:list xml:id="list191145959136886" text:continue-list="list191145164865876" text:style-name="tfNum_20_1_29_">
        <text:list-item>
          <text:p text:style-name="tfTitre_20_1_29_">Critères de divisibilité</text:p>
        </text:list-item>
      </text:list>
      <text:p text:style-name="tfCours">Un nombre est divisible:</text:p>
      <text:p text:style-name="P31">● par 2 s’il est pair.</text:p>
      <text:list xml:id="list191146664481510" text:continue-list="list3848742218" text:style-name="tfPuce">
        <text:list-item>
          <text:p text:style-name="P52">par 3 si la somme de ses chiffres est divisible par 3.</text:p>
        </text:list-item>
        <text:list-item>
          <text:p text:style-name="P52">par 4 si le nbre formé par ses deux derniers chiffres est divisible par 4.</text:p>
        </text:list-item>
        <text:list-item>
          <text:p text:style-name="P52">par 5 si son dernier chiffre est 0 ou 5.</text:p>
        </text:list-item>
        <text:list-item>
          <text:p text:style-name="P52">par 6 s’il est divisible à la fois par 2 et par 3.</text:p>
        </text:list-item>
        <text:list-item>
          <text:p text:style-name="P52">par 9 si la somme de ses chiffres est divisible par 9.</text:p>
        </text:list-item>
        <text:list-item>
          <text:p text:style-name="P52">par 10 si son dernier chiffre est 0.</text:p>
        </text:list-item>
      </text:list>
      <text:p text:style-name="P20"/>
      <text:p text:style-name="P21"><text:span text:style-name="T11">Ex :</text:span> 3345 est-il divisible par 15 ?</text:p>
      <text:p text:style-name="P20"/>
      <text:list xml:id="list191146621303802" text:continue-list="list191146624303866" text:style-name="tfNum_20_I_29_">
        <text:list-item>
          <text:p text:style-name="P55">Nombres premiers</text:p>
        </text:list-item>
      </text:list>
      <text:list xml:id="list191146045620805" text:continue-list="list191145959136886" text:style-name="tfNum_20_1_29_">
        <text:list-item text:start-value="1">
          <text:p text:style-name="tfTitre_20_1_29_">Définition</text:p>
        </text:list-item>
      </text:list>
      <text:p text:style-name="tfCours"><text:span text:style-name="T24">On appelle</text:span> « nombre premier » <text:span text:style-name="T24">tout</text:span> entier positif qui admet exactement deux diviseurs : 1 et lui-même.</text:p>
      <text:p text:style-name="P22"/>
      <text:p text:style-name="P22"/>
      <text:p text:style-name="P5">Remarques :</text:p>
      <text:list xml:id="list191145223037487" text:continue-list="list191146664481510" text:style-name="tfPuce">
        <text:list-item>
          <text:p text:style-name="P38">0 n’est pas premier car il admet une infinité de diviseurs</text:p>
        </text:list-item>
        <text:list-item>
          <text:p text:style-name="P50"><text:span text:style-name="T24">1 n’est pas premier car il n’</text:span><text:span text:style-name="T3">est divisible que par 1</text:span></text:p>
        </text:list-item>
        <text:list-item>
          <text:p text:style-name="P38">2 est premier car il n’est divisible que par 1 et 2</text:p>
        </text:list-item>
        <text:list-item>
          <text:p text:style-name="P38">3</text:p>
        </text:list-item>
        <text:list-item>
          <text:p text:style-name="P37">4</text:p>
        </text:list-item>
      </text:list>
      <text:p text:style-name="P22"/>
      <text:p text:style-name="P22"/>
      <text:list xml:id="list191145959778622" text:continue-list="list191146045620805" text:style-name="tfNum_20_1_29_">
        <text:list-item>
          <text:p text:style-name="tfTitre_20_1_29_">Crible d’Eratosthène</text:p>
        </text:list-item>
      </text:list>
      <text:p text:style-name="P25"><text:span text:style-name="T4">D</text:span><text:span text:style-name="T25">éterminons les nombres premiers inférieurs à </text:span><text:span text:style-name="T4">5</text:span><text:span text:style-name="T25">0 :</text:span></text:p>
      <text:p text:style-name="P23"/>
      <text:p text:style-name="P6">Méthode :</text:p>
      <text:list xml:id="list191146421023559" text:continue-list="list191145223037487" text:style-name="tfPuce">
        <text:list-item>
          <text:p text:style-name="P40">On parcours le tableau ci-dessous dans l’ordre croissant.</text:p>
        </text:list-item>
        <text:list-item>
          <text:p text:style-name="P40">On entoure chaque nombre premier et on barre tous ses multiples :</text:p>
        </text:list-item>
      </text:list>
      <text:p text:style-name="P23"/>
      <table:table table:name="Tableau2" table:style-name="Tableau2">
        <table:table-column table:style-name="Tableau2.A" table:number-columns-repeated="4"/>
        <table:table-column table:style-name="Tableau2.E"/>
        <table:table-column table:style-name="Tableau2.A" table:number-columns-repeated="4"/>
        <table:table-column table:style-name="Tableau2.J"/>
        <table:table-row>
          <table:table-cell table:style-name="Tableau2.A1" office:value-type="string">
            <text:p text:style-name="P24">1</text:p>
          </table:table-cell>
          <table:table-cell table:style-name="Tableau2.A1" office:value-type="string">
            <text:p text:style-name="P24">2</text:p>
          </table:table-cell>
          <table:table-cell table:style-name="Tableau2.A1" office:value-type="string">
            <text:p text:style-name="P24">3</text:p>
          </table:table-cell>
          <table:table-cell table:style-name="Tableau2.A1" office:value-type="string">
            <text:p text:style-name="P24">4</text:p>
          </table:table-cell>
          <table:table-cell table:style-name="Tableau2.A1" office:value-type="string">
            <text:p text:style-name="P24">5</text:p>
          </table:table-cell>
          <table:table-cell table:style-name="Tableau2.A1" office:value-type="string">
            <text:p text:style-name="P24">6</text:p>
          </table:table-cell>
          <table:table-cell table:style-name="Tableau2.A1" office:value-type="string">
            <text:p text:style-name="P24">7</text:p>
          </table:table-cell>
          <table:table-cell table:style-name="Tableau2.A1" office:value-type="string">
            <text:p text:style-name="P24">8</text:p>
          </table:table-cell>
          <table:table-cell table:style-name="Tableau2.A1" office:value-type="string">
            <text:p text:style-name="P24">9</text:p>
          </table:table-cell>
          <table:table-cell table:style-name="Tableau2.J1" office:value-type="string">
            <text:p text:style-name="P24">10</text:p>
          </table:table-cell>
        </table:table-row>
        <table:table-row>
          <table:table-cell table:style-name="Tableau2.A2" office:value-type="string">
            <text:p text:style-name="P24">11</text:p>
          </table:table-cell>
          <table:table-cell table:style-name="Tableau2.A2" office:value-type="string">
            <text:p text:style-name="P24">12</text:p>
          </table:table-cell>
          <table:table-cell table:style-name="Tableau2.A2" office:value-type="string">
            <text:p text:style-name="P24">13</text:p>
          </table:table-cell>
          <table:table-cell table:style-name="Tableau2.A2" office:value-type="string">
            <text:p text:style-name="P24">14</text:p>
          </table:table-cell>
          <table:table-cell table:style-name="Tableau2.A2" office:value-type="string">
            <text:p text:style-name="P24">15</text:p>
          </table:table-cell>
          <table:table-cell table:style-name="Tableau2.A2" office:value-type="string">
            <text:p text:style-name="P24">16</text:p>
          </table:table-cell>
          <table:table-cell table:style-name="Tableau2.A2" office:value-type="string">
            <text:p text:style-name="P24">17</text:p>
          </table:table-cell>
          <table:table-cell table:style-name="Tableau2.A2" office:value-type="string">
            <text:p text:style-name="P24">18</text:p>
          </table:table-cell>
          <table:table-cell table:style-name="Tableau2.A2" office:value-type="string">
            <text:p text:style-name="P24">19</text:p>
          </table:table-cell>
          <table:table-cell table:style-name="Tableau2.J2" office:value-type="string">
            <text:p text:style-name="P24">20</text:p>
          </table:table-cell>
        </table:table-row>
        <table:table-row>
          <table:table-cell table:style-name="Tableau2.A2" office:value-type="string">
            <text:p text:style-name="P24">21</text:p>
          </table:table-cell>
          <table:table-cell table:style-name="Tableau2.A2" office:value-type="string">
            <text:p text:style-name="P24">22</text:p>
          </table:table-cell>
          <table:table-cell table:style-name="Tableau2.A2" office:value-type="string">
            <text:p text:style-name="P24">23</text:p>
          </table:table-cell>
          <table:table-cell table:style-name="Tableau2.A2" office:value-type="string">
            <text:p text:style-name="P24">24</text:p>
          </table:table-cell>
          <table:table-cell table:style-name="Tableau2.A2" office:value-type="string">
            <text:p text:style-name="P24">25</text:p>
          </table:table-cell>
          <table:table-cell table:style-name="Tableau2.A2" office:value-type="string">
            <text:p text:style-name="P24">26</text:p>
          </table:table-cell>
          <table:table-cell table:style-name="Tableau2.A2" office:value-type="string">
            <text:p text:style-name="P24">27</text:p>
          </table:table-cell>
          <table:table-cell table:style-name="Tableau2.A2" office:value-type="string">
            <text:p text:style-name="P24">28</text:p>
          </table:table-cell>
          <table:table-cell table:style-name="Tableau2.A2" office:value-type="string">
            <text:p text:style-name="P24">29</text:p>
          </table:table-cell>
          <table:table-cell table:style-name="Tableau2.J2" office:value-type="string">
            <text:p text:style-name="P24">30</text:p>
          </table:table-cell>
        </table:table-row>
        <table:table-row>
          <table:table-cell table:style-name="Tableau2.A2" office:value-type="string">
            <text:p text:style-name="P24">31</text:p>
          </table:table-cell>
          <table:table-cell table:style-name="Tableau2.A2" office:value-type="string">
            <text:p text:style-name="P24">32</text:p>
          </table:table-cell>
          <table:table-cell table:style-name="Tableau2.A2" office:value-type="string">
            <text:p text:style-name="P24">33</text:p>
          </table:table-cell>
          <table:table-cell table:style-name="Tableau2.A2" office:value-type="string">
            <text:p text:style-name="P24">34</text:p>
          </table:table-cell>
          <table:table-cell table:style-name="Tableau2.A2" office:value-type="string">
            <text:p text:style-name="P24">35</text:p>
          </table:table-cell>
          <table:table-cell table:style-name="Tableau2.A2" office:value-type="string">
            <text:p text:style-name="P24">36</text:p>
          </table:table-cell>
          <table:table-cell table:style-name="Tableau2.A2" office:value-type="string">
            <text:p text:style-name="P24">37</text:p>
          </table:table-cell>
          <table:table-cell table:style-name="Tableau2.A2" office:value-type="string">
            <text:p text:style-name="P24">38</text:p>
          </table:table-cell>
          <table:table-cell table:style-name="Tableau2.A2" office:value-type="string">
            <text:p text:style-name="P24">39</text:p>
          </table:table-cell>
          <table:table-cell table:style-name="Tableau2.J2" office:value-type="string">
            <text:p text:style-name="P24">40</text:p>
          </table:table-cell>
        </table:table-row>
        <table:table-row>
          <table:table-cell table:style-name="Tableau2.A2" office:value-type="string">
            <text:p text:style-name="P24">41</text:p>
          </table:table-cell>
          <table:table-cell table:style-name="Tableau2.A2" office:value-type="string">
            <text:p text:style-name="P24">42</text:p>
          </table:table-cell>
          <table:table-cell table:style-name="Tableau2.A2" office:value-type="string">
            <text:p text:style-name="P24">43</text:p>
          </table:table-cell>
          <table:table-cell table:style-name="Tableau2.A2" office:value-type="string">
            <text:p text:style-name="P24">44</text:p>
          </table:table-cell>
          <table:table-cell table:style-name="Tableau2.A2" office:value-type="string">
            <text:p text:style-name="P24">45</text:p>
          </table:table-cell>
          <table:table-cell table:style-name="Tableau2.A2" office:value-type="string">
            <text:p text:style-name="P24">46</text:p>
          </table:table-cell>
          <table:table-cell table:style-name="Tableau2.A2" office:value-type="string">
            <text:p text:style-name="P24">47</text:p>
          </table:table-cell>
          <table:table-cell table:style-name="Tableau2.A2" office:value-type="string">
            <text:p text:style-name="P24">48</text:p>
          </table:table-cell>
          <table:table-cell table:style-name="Tableau2.A2" office:value-type="string">
            <text:p text:style-name="P24">49</text:p>
          </table:table-cell>
          <table:table-cell table:style-name="Tableau2.J2" office:value-type="string">
            <text:p text:style-name="P24">50</text:p>
          </table:table-cell>
        </table:table-row>
      </table:table>
      <text:p text:style-name="P23"/>
      <text:list xml:id="list191146622907360" text:continue-list="list191145959778622" text:style-name="tfNum_20_1_29_">
        <text:list-item>
          <text:p text:style-name="P53">Décomposition d’un <text:span text:style-name="T10">entier</text:span> en <text:span text:style-name="T26">produit de </text:span>facteurs premiers</text:p>
        </text:list-item>
      </text:list>
      <text:p text:style-name="P23"/>
      <text:p text:style-name="P26"><text:span text:style-name="T11">Ex 1 :</text:span> Décomposer <text:span text:style-name="T32">780</text:span> en produit de facteurs premiers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3"><draw:custom-shape text:anchor-type="paragraph" draw:z-index="0" draw:name="Forme 1" draw:style-name="gr1" draw:text-style-name="P57" svg:width="5.95cm" svg:height="1.696cm" svg:x="5.57cm" svg:y="0.476cm"><text:p text:style-name="P56">On divise successivement par les différents nombres premiers en commençant par les plus petits</text:p><draw:enhanced-geometry svg:viewBox="0 0 21600 21600" draw:mirror-horizontal="false" draw:type="line-callout-2" draw:modifiers="-7394.1908713693 336.798336798337 -4122.82157676349 6982.95218295218 -1594.07231772377 12461.5384615385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780</text:p>
            <text:p text:style-name="P33">390</text:p>
            <text:p text:style-name="P33">195</text:p>
            <text:p text:style-name="P33">65</text:p>
            <text:p text:style-name="P33">13</text:p>
            <text:p text:style-name="P33">1</text:p>
          </table:table-cell>
          <table:table-cell table:style-name="Tableau3.B1" office:value-type="string">
            <text:p text:style-name="P33">2</text:p>
            <text:p text:style-name="P33">2</text:p>
            <text:p text:style-name="P33">3</text:p>
            <text:p text:style-name="P33">5</text:p>
            <text:p text:style-name="P33">13</text:p>
          </table:table-cell>
        </table:table-row>
      </table:table>
      <text:p text:style-name="P32"/>
      <text:p text:style-name="P15"><text:span text:style-name="T33">Donc </text:span><text:span text:style-name="T32">78</text:span><text:span text:style-name="T26">0 = 2</text:span><text:span text:style-name="T27">2</text:span><text:span text:style-name="T26"> </text:span><text:span text:style-name="T9">×</text:span> <text:span text:style-name="T26">3 </text:span><text:span text:style-name="T9">×</text:span> <text:span text:style-name="T26">5 </text:span><text:span text:style-name="T9">×</text:span><text:span text:style-name="T26"> </text:span><text:span text:style-name="T33">13</text:span></text:p>
      <text:p text:style-name="P12"/>
      <text:p text:style-name="P12"><text:span text:style-name="T13">Ex 2 :</text:span><text:span text:style-name="T26"> </text:span><text:span text:style-name="T5">Même question avec </text:span><text:span text:style-name="T8">52</text:span><text:span text:style-name="T7">5</text:span><text:span text:style-name="T26"> :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/>
      <text:p text:style-name="P7">Remarque:</text:p>
      <text:p text:style-name="Standard">La décomposition en produit de facteurs premiers est très utile notamment dans les calculs avec fractions : simplifications, multiplications, déterminer un dénominateur commun (comparaisons, additions et soustractions).</text:p>
      <text:p text:style-name="P17"><text:span text:style-name="T15">Ex </text:span><text:span text:style-name="T17">3</text:span><text:span text:style-name="T15"> :</text:span><text:span text:style-name="T31"> Calculer A = </text:span><text:span text:style-name="T7"><draw:frame draw:style-name="fr1" draw:name="Objet1" text:anchor-type="as-char" svg:y="-0.953cm" svg:width="3.059cm" svg:height="1.55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1"/>
      <text:p text:style-name="P41"/>
      <text:p text:style-name="P41"/>
      <text:p text:style-name="P16"/>
      <text:p text:style-name="P16"><text:span text:style-name="T16">Ex </text:span><text:span text:style-name="T17">4</text:span><text:span text:style-name="T16"> :</text:span><text:span text:style-name="T34"> Calculer B = </text:span><text:span text:style-name="T34"><draw:frame draw:style-name="fr1" draw:name="Objet2" text:anchor-type="as-char" svg:y="-0.953cm" svg:width="3.152cm" svg:height="1.55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3"/>
      <text:p text:style-name="P43"/>
      <text:p text:style-name="P43"/>
      <text:p text:style-name="P44"/>
      <text:p text:style-name="P16"><text:span text:style-name="T13">Ex </text:span><text:span text:style-name="T17">5</text:span><text:span text:style-name="T13"> :</text:span><text:span text:style-name="T26"> Quels </text:span><text:span text:style-name="T5">es</text:span><text:span text:style-name="T26">t le plus grand des diviseurs communs à </text:span><text:span text:style-name="T33">78</text:span><text:span text:style-name="T26">0 et </text:span><text:span text:style-name="T7">105</text:span><text:span text:style-name="T26"> ?</text:span></text:p>
      <text:p text:style-name="P14"><text:span text:style-name="T30">PGCD(</text:span><text:span text:style-name="T33">78</text:span><text:span text:style-name="T30">0, </text:span><text:span text:style-name="T7">105</text:span><text:span text:style-name="T30">) = </text:span></text:p>
      <text:p text:style-name="P14"/>
      <text:p text:style-name="P14"/>
      <text:p text:style-name="P14"/>
      <text:p text:style-name="P12"/>
      <text:p text:style-name="P13"><text:span text:style-name="T14">Ex </text:span><text:span text:style-name="T17">6</text:span><text:span text:style-name="T14"> :</text:span><text:span text:style-name="T28"> Quel est le plus petit des multiples communs à </text:span><text:span text:style-name="T33">78</text:span><text:span text:style-name="T28">0 et </text:span><text:span text:style-name="T7">105</text:span><text:span text:style-name="T28"> ?</text:span></text:p>
      <text:p text:style-name="P14"><text:span text:style-name="T30">PPCM(</text:span><text:span text:style-name="T33">78</text:span><text:span text:style-name="T30">0, </text:span><text:span text:style-name="T7">105</text:span><text:span text:style-name="T30">) = </text:span></text:p>
      <text:p text:style-name="P12"/>
      <text:p text:style-name="P42"/>
      <text:p text:style-name="P12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0M2S</meta:editing-duration>
    <meta:editing-cycles>150</meta:editing-cycles>
    <meta:generator>LibreOffice/7.3.7.2$Linux_X86_64 LibreOffice_project/30$Build-2</meta:generator>
    <meta:initial-creator>Véronique et Thibaud FONTANET</meta:initial-creator>
    <dc:date>2025-07-12T19:11:44.432290102</dc:date>
    <meta:print-date>2015-03-21T18:42:51.093000000</meta:print-date>
    <meta:document-statistic meta:table-count="4" meta:image-count="0" meta:object-count="2" meta:page-count="5" meta:paragraph-count="130" meta:word-count="608" meta:character-count="2784" meta:non-whitespace-character-count="2226"/>
  </office:meta>
</office:document-meta>
</file>

<file path=Object 1/content.xml><?xml version="1.0" encoding="utf-8"?>
<math xmlns="http://www.w3.org/1998/Math/MathML" display="block">
  <semantics>
    <mrow>
      <mfrac>
        <mn>175</mn>
        <mn>780</mn>
      </mfrac>
      <mo stretchy="false">×</mo>
      <mfrac>
        <mn>52</mn>
        <mn>525</mn>
      </mfrac>
    </mrow>
    <annotation encoding="StarMath 5.0">{alignc {175}over{780}} times {alignc {52}over{525}}%%&lt;cmathArbre&gt;«*­«/­175­780»­«/­52­525»»&lt;/cmathArbre&gt;&lt;cmathFormule&gt;175/780*52/525&lt;/cmathFormule&gt;</annotation>
  </semantics>
</math>
</file>

<file path=Object 2/content.xml><?xml version="1.0" encoding="utf-8"?>
<math xmlns="http://www.w3.org/1998/Math/MathML" display="block">
  <semantics>
    <mrow>
      <mfrac>
        <mn>39</mn>
        <mn>780</mn>
      </mfrac>
      <mo stretchy="false">+</mo>
      <mfrac>
        <mn>21</mn>
        <mn>525</mn>
      </mfrac>
    </mrow>
    <annotation encoding="StarMath 5.0">{{alignc {39}over{780}}}+{{alignc {21}over{525}}}%%&lt;cmathArbre&gt;«+­«/­39­780»­«/­21­525»»&lt;/cmathArbre&gt;&lt;cmathFormule&gt;39/780+21/525&lt;/cmathFormule&gt;</annotation>
  </semantics>
</math>
</file>